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noAr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ingleArgFactory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5475Tests.singleArgFactoryMethodInvokedWith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5475Tests.noArgFactoryMethodInvokedWithTwoArgsAndTypes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5475Tests.noArgFactoryMethodInvokedWithOn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5475Tests.assertExceptionMessageForMisconfiguredFactoryMethod( BeanDefinition bd , String expect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5475Tests.noArgFactoryMethodInvokedWithTw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